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17ee7" officeooo:paragraph-rsid="00017ee7"/>
    </style:style>
    <style:style style:name="P2" style:family="paragraph" style:parent-style-name="Standard">
      <style:text-properties officeooo:rsid="00017ee7" officeooo:paragraph-rsid="00017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nergía consumida por la</text:h>
      <text:h text:style-name="P1" text:outline-level="2">Inteligencia artificial</text:h>
      <text:p text:style-name="P2"/>
      <text:p text:style-name="P2">Una empresa francesa ha hecho un estudio que revela que la IA consume 4.3 GW de energía en todo el mundo, está energía se equivale a la que consumen pequeños países.</text:p>
      <text:p text:style-name="P2"/>
      <text:p text:style-name="P2">También ha descubierto que el entreno de GPT-3 ha consumido 78.437 kWh, esto es lo que consume un español medio en 23 años.</text:p>
      <text:p text:style-name="P2"/>
      <text:p text:style-name="P2">Otra empresa llamada Huggin Face que se dedica a la IA asegura que su herramienta multilingüe de generación de texto cosume 433 Mwh (Mega Vatios hora) en su entrenamiento. Esta energía es lo que consumen 40 hogares estadounidenses en un año.</text:p>
      <text:p text:style-name="P2"/>
      <text:p text:style-name="P2">Google procesa una media de 9000 millones de búsqueda en el motor de búsqueda, si se implemente IA el consumo es de 29 Twh ( Tera Vatios hora) es lo que consume un país como Irlan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7ee7" officeooo:paragraph-rsid="00017e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DIGITALIZACIÓN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09:41:53.858000000</meta:creation-date>
    <dc:date>2024-10-08T09:51:22.415000000</dc:date>
    <meta:editing-duration>PT9M29S</meta:editing-duration>
    <meta:editing-cycles>1</meta:editing-cycles>
    <meta:document-statistic meta:table-count="0" meta:image-count="0" meta:object-count="0" meta:page-count="1" meta:paragraph-count="7" meta:word-count="143" meta:character-count="802" meta:non-whitespace-character-count="666"/>
    <meta:generator>LibreOffice/24.8.1.2$Windows_X86_64 LibreOffice_project/87fa9aec1a63e70835390b81c40bb8993f1d4ff6</meta:generator>
  </office:meta>
</office:document-meta>
</file>